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, sans-serif"/>
    <style:font-face style:name="Courier New" svg:font-family="'Courier New', monospace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Liberation Serif" fo:font-size="11pt" style:font-size-asian="11pt" style:font-size-complex="11pt"/>
    </style:style>
    <style:style style:name="P3" style:family="paragraph" style:parent-style-name="Standard">
      <style:text-properties style:font-name="Liberation Serif" fo:font-size="11pt" style:text-underline-style="solid" style:text-underline-width="auto" style:text-underline-color="font-color" style:font-size-asian="11pt" style:font-size-complex="11pt"/>
    </style:style>
    <style:style style:name="P4" style:family="paragraph" style:parent-style-name="Table_20_Contents">
      <style:text-properties style:font-name="Liberation Serif" fo:font-size="11pt" style:font-size-asian="11pt" style:font-size-complex="11pt"/>
    </style:style>
    <style:style style:name="P5" style:family="paragraph" style:parent-style-name="Standard">
      <style:text-properties style:font-name="Liberation Serif" fo:font-size="11pt" style:font-size-asian="11pt" style:font-size-complex="11pt"/>
    </style:style>
    <style:style style:name="P6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8" style:family="paragraph" style:parent-style-name="Text_20_body" style:list-style-name="L3">
      <style:text-properties style:font-name="Liberation Serif" fo:font-size="11pt" style:font-size-asian="11pt" style:font-size-complex="11pt"/>
    </style:style>
    <style:style style:name="P9" style:family="paragraph" style:parent-style-name="Text_20_body" style:list-style-name="L5">
      <style:text-properties style:font-name="Liberation Serif" fo:font-size="11pt" style:font-size-asian="11pt" style:font-size-complex="11pt"/>
    </style:style>
    <style:style style:name="P10" style:family="paragraph" style:parent-style-name="Text_20_body" style:list-style-name="L7">
      <style:text-properties style:font-name="Liberation Serif" fo:font-size="11pt" style:font-size-asian="11pt" style:font-size-complex="11pt"/>
    </style:style>
    <style:style style:name="P11" style:family="paragraph" style:parent-style-name="Text_20_body" style:list-style-name="L1">
      <style:paragraph-properties fo:margin-top="0cm" fo:margin-bottom="0cm"/>
      <style:text-properties style:font-name="Liberation Serif" fo:font-size="11pt" style:font-size-asian="11pt" style:font-size-complex="11pt"/>
    </style:style>
    <style:style style:name="P12" style:family="paragraph" style:parent-style-name="Text_20_body" style:list-style-name="L2">
      <style:paragraph-properties fo:margin-top="0cm" fo:margin-bottom="0cm"/>
      <style:text-properties style:font-name="Liberation Serif" fo:font-size="11pt" style:font-size-asian="11pt" style:font-size-complex="11pt"/>
    </style:style>
    <style:style style:name="P13" style:family="paragraph" style:parent-style-name="Text_20_body" style:list-style-name="L4">
      <style:paragraph-properties fo:margin-top="0cm" fo:margin-bottom="0cm"/>
      <style:text-properties style:font-name="Liberation Serif" fo:font-size="11pt" style:font-size-asian="11pt" style:font-size-complex="11pt"/>
    </style:style>
    <style:style style:name="P14" style:family="paragraph" style:parent-style-name="Text_20_body" style:list-style-name="L6">
      <style:paragraph-properties fo:margin-top="0cm" fo:margin-bottom="0cm"/>
      <style:text-properties style:font-name="Liberation Serif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inguagem Lua </text:p>
      <text:p text:style-name="P2"/>
      <text:p text:style-name="P3">Aspectos Léxicos</text:p>
      <text:p text:style-name="P2"/>
      <text:p text:style-name="P1">Comentários de bloco (não geram tokens): </text:p>
      <text:p text:style-name="P2">Iniciados por --[[ e encerrados por ]], podendo conter qualquer caracter dentro desse intervalo. </text:p>
      <text:p text:style-name="P2"/>
      <text:p text:style-name="P1">Comentários de linha (não geram tokens): </text:p>
      <text:p text:style-name="P2">Iniciados por -- e encerrado com a quebra de linha. Podendo conter qualquer caracter exceto os que especifiquem quebra de linha. </text:p>
      <text:p text:style-name="P2"/>
      <text:p text:style-name="P1">Operadores: 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+</text:p>
          </table:table-cell>
          <table:table-cell table:style-name="Tabela1.B1" office:value-type="string">
            <text:p text:style-name="P4">Adição</text:p>
          </table:table-cell>
        </table:table-row>
        <table:table-row>
          <table:table-cell table:style-name="Tabela1.A2" office:value-type="string">
            <text:p text:style-name="P4">-</text:p>
          </table:table-cell>
          <table:table-cell table:style-name="Tabela1.B2" office:value-type="string">
            <text:p text:style-name="P4">Subtração</text:p>
          </table:table-cell>
        </table:table-row>
        <table:table-row>
          <table:table-cell table:style-name="Tabela1.A2" office:value-type="string">
            <text:p text:style-name="P4">/</text:p>
          </table:table-cell>
          <table:table-cell table:style-name="Tabela1.B2" office:value-type="string">
            <text:p text:style-name="P4">Divisão</text:p>
          </table:table-cell>
        </table:table-row>
        <table:table-row>
          <table:table-cell table:style-name="Tabela1.A2" office:value-type="string">
            <text:p text:style-name="P4">*</text:p>
          </table:table-cell>
          <table:table-cell table:style-name="Tabela1.B2" office:value-type="string">
            <text:p text:style-name="P4">Multiplicação</text:p>
          </table:table-cell>
        </table:table-row>
        <table:table-row>
          <table:table-cell table:style-name="Tabela1.A2" office:value-type="string">
            <text:p text:style-name="P4">^</text:p>
          </table:table-cell>
          <table:table-cell table:style-name="Tabela1.B2" office:value-type="string">
            <text:p text:style-name="P4">Exponenciação</text:p>
          </table:table-cell>
        </table:table-row>
        <table:table-row>
          <table:table-cell table:style-name="Tabela1.A2" office:value-type="string">
            <text:p text:style-name="P4">..</text:p>
          </table:table-cell>
          <table:table-cell table:style-name="Tabela1.B2" office:value-type="string">
            <text:p text:style-name="P4">Concatenação</text:p>
          </table:table-cell>
        </table:table-row>
        <table:table-row>
          <table:table-cell table:style-name="Tabela1.A2" office:value-type="string">
            <text:p text:style-name="P4">~=</text:p>
          </table:table-cell>
          <table:table-cell table:style-name="Tabela1.B2" office:value-type="string">
            <text:p text:style-name="P4">Diferença</text:p>
          </table:table-cell>
        </table:table-row>
        <table:table-row>
          <table:table-cell table:style-name="Tabela1.A2" office:value-type="string">
            <text:p text:style-name="P4">&lt;=</text:p>
          </table:table-cell>
          <table:table-cell table:style-name="Tabela1.B2" office:value-type="string">
            <text:p text:style-name="P4">Menor igual</text:p>
          </table:table-cell>
        </table:table-row>
        <table:table-row>
          <table:table-cell table:style-name="Tabela1.A2" office:value-type="string">
            <text:p text:style-name="P4">&gt;=</text:p>
          </table:table-cell>
          <table:table-cell table:style-name="Tabela1.B2" office:value-type="string">
            <text:p text:style-name="P4">Maior igual</text:p>
          </table:table-cell>
        </table:table-row>
        <table:table-row>
          <table:table-cell table:style-name="Tabela1.A2" office:value-type="string">
            <text:p text:style-name="P4">==</text:p>
          </table:table-cell>
          <table:table-cell table:style-name="Tabela1.B2" office:value-type="string">
            <text:p text:style-name="P4">Igualdade</text:p>
          </table:table-cell>
        </table:table-row>
        <table:table-row>
          <table:table-cell table:style-name="Tabela1.A2" office:value-type="string">
            <text:p text:style-name="P4">%</text:p>
          </table:table-cell>
          <table:table-cell table:style-name="Tabela1.B2" office:value-type="string">
            <text:p text:style-name="P4">Resto da divisão</text:p>
          </table:table-cell>
        </table:table-row>
        <table:table-row>
          <table:table-cell table:style-name="Tabela1.A2" office:value-type="string">
            <text:p text:style-name="P4">and</text:p>
          </table:table-cell>
          <table:table-cell table:style-name="Tabela1.B2" office:value-type="string">
            <text:p text:style-name="P4">E lógico</text:p>
          </table:table-cell>
        </table:table-row>
        <table:table-row>
          <table:table-cell table:style-name="Tabela1.A2" office:value-type="string">
            <text:p text:style-name="P4">or</text:p>
          </table:table-cell>
          <table:table-cell table:style-name="Tabela1.B2" office:value-type="string">
            <text:p text:style-name="P4">Ou lógico</text:p>
          </table:table-cell>
        </table:table-row>
      </table:table>
      <text:p text:style-name="P1"/>
      <text:p text:style-name="P2"><text:span text:style-name="T1">Identificadores </text:span><text:span text:style-name="T1">(um único token para todos, com informação complementar - a seqüência de caracteres do identificador)</text:span><text:span text:style-name="T1">:</text:span> o primeiro caracter deve ser uma letra ou um _, podendo ser seguido de qualquer letra, número ou o caracter _. Diferencia maiúsculas de minúsculas. </text:p>
      <text:p text:style-name="P2"/>
      <text:p text:style-name="P2"/>
      <text:p text:style-name="P1">Literais/constantes </text:p>
      <text:p text:style-name="P2"><text:span text:style-name="T2">Strings</text:span> </text:p>
      <text:p text:style-name="P2">Normal Strings: iniciada e encerrada pelas aspas duplas, podendo conter qualquer caracter.</text:p>
      <text:list xml:id="list1989391909" text:style-name="L1">
        <text:list-item>
          <text:p text:style-name="P11">Preve escapes para incluir as aspas (") e a contra-barra (\) </text:p>
        </text:list-item>
      </text:list>
      <text:list xml:id="list1793537720" text:style-name="L2">
        <text:list-item>
          <text:p text:style-name="P12">Preve escapes para caracteres de controle (\n e \t) </text:p>
        </text:list-item>
      </text:list>
      <text:list xml:id="list1029123515" text:style-name="L3">
        <text:list-item>
          <text:p text:style-name="P8">não deve permitir quebra de linha</text:p>
        </text:list-item>
      </text:list>
      <text:p text:style-name="P2">Ex: “normal \”string”</text:p>
      <text:p text:style-name="P2"><text:s/></text:p>
      <text:p text:style-name="P2">Char String: iniciada e encerrada pelas aspas simples, podendo conter qualquer caracter. <text:s/></text:p>
      <text:list xml:id="list680840869" text:continue-list="list1989391909" text:style-name="L1">
        <text:list-item>
          <text:p text:style-name="P11">Preve escapes para incluir as aspas (") e a contra-barra (\) </text:p>
        </text:list-item>
      </text:list>
      <text:list xml:id="list171001355" text:style-name="L4">
        <text:list-item>
          <text:p text:style-name="P13">Preve escapes para caracteres de controle (\n e \t) </text:p>
        </text:list-item>
      </text:list>
      <text:list xml:id="list1187439770" text:style-name="L5">
        <text:list-item>
          <text:p text:style-name="P9">não deve permitir quebra de linha</text:p>
        </text:list-item>
      </text:list>
      <text:p text:style-name="P2">Ex: 'char string'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Long String: iniciada por “[[” e terminada por “]]”, podendo contar qualquer caracter inclusive quebras de linha.</text:p>
      <text:list xml:id="list1844432774" text:continue-list="list680840869" text:style-name="L1">
        <text:list-item>
          <text:p text:style-name="P11">Preve escapes para incluir as aspas (") e a contra-barra (\) </text:p>
        </text:list-item>
      </text:list>
      <text:list xml:id="list1010519368" text:style-name="L6">
        <text:list-item>
          <text:p text:style-name="P14">Preve escapes para caracteres de controle (\n e \t) </text:p>
        </text:list-item>
      </text:list>
      <text:list xml:id="list731712440" text:style-name="L7">
        <text:list-item>
          <text:p text:style-name="P10">Permite quebra de linha</text:p>
        </text:list-item>
      </text:list>
      <text:p text:style-name="P2">Ex: [[ Long</text:p>
      <text:p text:style-name="P2"><text:s text:c="10"/>String ]]</text:p>
      <text:p text:style-name="P2"/>
      <text:p text:style-name="P2"/>
      <text:p text:style-name="P2"/>
      <text:p text:style-name="P2"/>
      <text:p text:style-name="P3">Números </text:p>
      <text:p text:style-name="P2">Int: Números inteiros. Sequência de números sem ponto decimal, podendo ser tanto positivo quanto negativo. </text:p>
      <text:p text:style-name="P2"/>
      <text:p text:style-name="P2">Float: Números decimais. Sequência de números podendo ter ponto decimal, especificado por um '.' . Também pode ser tanto positivo quanto negativo. </text:p>
      <text:p text:style-name="P2"/>
      <text:p text:style-name="P2">Exp: Números exponenciais. Um número inteiro ou decimal seguido pelo caracter 'e' ou 'E' seguido por inteiro positivo ou negativo. Por exemplo: 10e4 </text:p>
      <text:p text:style-name="P2"/>
      <text:p text:style-name="P2">Hex: Números hexadecimais. Iniciado por '0x' seguido tanto por dígitos de 0 a 9 quanto por letras de 'a' a 'f'. </text:p>
      <text:p text:style-name="P2"/>
      <text:p text:style-name="P2">Palavras reservadas: </text:p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4">and</text:p>
          </table:table-cell>
          <table:table-cell table:style-name="Tabela2.A1" office:value-type="string">
            <text:p text:style-name="P4">or</text:p>
          </table:table-cell>
          <table:table-cell table:style-name="Tabela2.C1" office:value-type="string">
            <text:p text:style-name="P4">not</text:p>
          </table:table-cell>
        </table:table-row>
        <table:table-row>
          <table:table-cell table:style-name="Tabela2.A2" office:value-type="string">
            <text:p text:style-name="P4">nil</text:p>
          </table:table-cell>
          <table:table-cell table:style-name="Tabela2.A2" office:value-type="string">
            <text:p text:style-name="P4">false</text:p>
          </table:table-cell>
          <table:table-cell table:style-name="Tabela2.C2" office:value-type="string">
            <text:p text:style-name="P4">true</text:p>
          </table:table-cell>
        </table:table-row>
        <table:table-row>
          <table:table-cell table:style-name="Tabela2.A2" office:value-type="string">
            <text:p text:style-name="P4">if</text:p>
          </table:table-cell>
          <table:table-cell table:style-name="Tabela2.A2" office:value-type="string">
            <text:p text:style-name="P4">elseif</text:p>
          </table:table-cell>
          <table:table-cell table:style-name="Tabela2.C2" office:value-type="string">
            <text:p text:style-name="P4">else</text:p>
          </table:table-cell>
        </table:table-row>
        <table:table-row>
          <table:table-cell table:style-name="Tabela2.A2" office:value-type="string">
            <text:p text:style-name="P4">then</text:p>
          </table:table-cell>
          <table:table-cell table:style-name="Tabela2.A2" office:value-type="string">
            <text:p text:style-name="P4">do</text:p>
          </table:table-cell>
          <table:table-cell table:style-name="Tabela2.C2" office:value-type="string">
            <text:p text:style-name="P4">while</text:p>
          </table:table-cell>
        </table:table-row>
        <table:table-row>
          <table:table-cell table:style-name="Tabela2.A2" office:value-type="string">
            <text:p text:style-name="P4">for</text:p>
          </table:table-cell>
          <table:table-cell table:style-name="Tabela2.A2" office:value-type="string">
            <text:p text:style-name="P4">end</text:p>
          </table:table-cell>
          <table:table-cell table:style-name="Tabela2.C2" office:value-type="string">
            <text:p text:style-name="P4">local</text:p>
          </table:table-cell>
        </table:table-row>
        <table:table-row>
          <table:table-cell table:style-name="Tabela2.A2" office:value-type="string">
            <text:p text:style-name="P4">function</text:p>
          </table:table-cell>
          <table:table-cell table:style-name="Tabela2.A2" office:value-type="string">
            <text:p text:style-name="P4">return</text:p>
          </table:table-cell>
          <table:table-cell table:style-name="Tabela2.C2" office:value-type="string">
            <text:p text:style-name="P4">in</text:p>
          </table:table-cell>
        </table:table-row>
        <table:table-row>
          <table:table-cell table:style-name="Tabela2.A2" office:value-type="string">
            <text:p text:style-name="P4">continue</text:p>
          </table:table-cell>
          <table:table-cell table:style-name="Tabela2.A2" office:value-type="string">
            <text:p text:style-name="P4">break</text:p>
          </table:table-cell>
          <table:table-cell table:style-name="Tabela2.C2" office:value-type="string">
            <text:p text:style-name="P4"/>
          </table:table-cell>
        </table:table-row>
      </table:table>
      <text:p text:style-name="P2"/>
      <text:p text:style-name="P3">Exemplo de código da linguagem Lua</text:p>
      <text:p text:style-name="P2"/>
      <text:p text:style-name="P1">Fatorial</text:p>
      <text:p text:style-name="P2">function fatorial(n) </text:p>
      <text:p text:style-name="P2"><text:s text:c="2"/>if n == 0 then </text:p>
      <text:p text:style-name="P2"><text:s text:c="4"/>return 1 </text:p>
      <text:p text:style-name="P2"><text:s text:c="2"/>else </text:p>
      <text:p text:style-name="P2"><text:s text:c="4"/>return n * fatorial(n - 1) </text:p>
      <text:p text:style-name="P2"><text:s text:c="2"/>end </text:p>
      <text:p text:style-name="P2">end </text:p>
      <text:p text:style-name="P2"/>
      <text:p text:style-name="P2"/>
      <text:p text:style-name="P1">Exemplo do uso de tabelas</text:p>
      <text:p text:style-name="P2">-- Cria uma nova tabela com uma entrada associada.</text:p>
      <text:p text:style-name="P2">-- A string x é mapeada para o valor 10</text:p>
      <text:p text:style-name="P2">a_table = {x = 10} </text:p>
      <text:p text:style-name="P2"/>
      <text:p text:style-name="P2">-- Imprime o valor associado a string x, no caso, 10</text:p>
      <text:p text:style-name="P2">print(a_table["x"]) </text:p>
      <text:p text:style-name="P2"/>
      <text:p text:style-name="P2">-- Associa a tabela a à nova tabela B</text:p>
      <text:p text:style-name="P2"><text:soft-page-break/>b_table = a_table </text:p>
      <text:p text:style-name="P2"/>
      <text:p text:style-name="P2">b_table["x"] = 20 <text:s text:c="3"/>-- Altera o valor de x para 20</text:p>
      <text:p text:style-name="P2">print(b_table["x"]) <text:s/>-- Imprimirá o valor 20 </text:p>
      <text:p text:style-name="P2"/>
      <text:p text:style-name="P2"/>
      <text:p text:style-name="P2">-- Imprime 20 porque ambas (a_table e b_table) se referem a mesma tabela </text:p>
      <text:p text:style-name="P2">print(a_table["x"]) </text:p>
      <text:p text:style-name="P2"/>
      <text:p text:style-name="P2"/>
      <text:p text:style-name="P1">Orientação a objetos</text:p>
      <text:p text:style-name="P1"/>
      <text:p text:style-name="P2">Vector = {} <text:s text:c="4"/>-- Cria uma tabela que conterá os métodos de classe</text:p>
      <text:p text:style-name="P2">function Vector:new(x, y, z) <text:s/>-- O construtor</text:p>
      <text:p text:style-name="P2"><text:s text:c="2"/>local object = { x = x, y = y, z = z } </text:p>
      <text:p text:style-name="P2"><text:s text:c="2"/>setmetatable(object, { __index = Vector }) <text:s/>-- Herança </text:p>
      <text:p text:style-name="P2"><text:s text:c="2"/>return object </text:p>
      <text:p text:style-name="P2">end </text:p>
      <text:p text:style-name="P2"/>
      <text:p text:style-name="P2">function Vector:magnitude() <text:s text:c="2"/>-- Um método</text:p>
      <text:p text:style-name="P2"><text:s text:c="2"/>-- Referencia um objeto implícito usando o self </text:p>
      <text:p text:style-name="P2"><text:s text:c="2"/>return math.sqrt(self.x^2 + self.y^2 + self.z^2) </text:p>
      <text:p text:style-name="P2">end </text:p>
      <text:p text:style-name="P2"><text:s/></text:p>
      <text:p text:style-name="P2">vec = Vector:new(0, 1, 0) <text:s text:c="4"/>--Cria um vetor</text:p>
      <text:p text:style-name="P2">print(vec:magnitude()) <text:s text:c="8"/>-- Chama o método membro usando ":" </text:p>
      <text:p text:style-name="P2">print(vec.x) <text:s text:c="26"/>-- Acessa uma variável membro usando "." </text:p>
      <text:p text:style-name="P2"/>
      <text:p text:style-name="P2"/>
      <text:p text:style-name="P6">Foi utilizado o ANTLR 3 versão 3.0.1 para gerar o analisador léxico da linguagem.</text:p>
      <text:p text:style-name="P2"/>
      <text:p text:style-name="P2">A documentação do Lexer gerado se encontra em:</text:p>
      <text:p text:style-name="P2"><text:a xlink:type="simple" xlink:href="http://www.antlr.org/api/Python/classantlr3_1_1_lexer.html">http://www.antlr.org/api/Python/classantlr3_1_1_lexer.html</text:a></text:p>
      <text:p text:style-name="P2"/>
      <text:p text:style-name="P2">E todo o código fonte do lexer se encontra no repositório svn:</text:p>
      <text:p text:style-name="P2"><text:a xlink:type="simple" xlink:href="https://svn.inf.ufsc.br/katcipis/python/CompiladorLua/parser">https://svn.inf.ufsc.br/katcipis/python/CompiladorLua/parser</text:a></text:p>
      <text:p text:style-name="P2"/>
      <text:p text:style-name="P2">Basta ter o runtime antlr 3.0.1 ( <text:a xlink:type="simple" xlink:href="https://svn.inf.ufsc.br/katcipis/python/CompiladorLua/install/antlr_python_runtime-3.0.1.tar.gz">https://svn.inf.ufsc.br/katcipis/python/CompiladorLua/install/antlr_python_runtime-3.0.1.tar.gz</text:a> ) para python instalado na máquina e executar “python parser.py arquivo_teste”. <text:s/>Os tokens serão impressos, junto com quaisquer erros léxicos...se eles existirem.</text:p>
      <text:p text:style-name="P2"/>
      <text:p text:style-name="P2">Existem dois arquivos de teste no diretório de testes:</text:p>
      <text:p text:style-name="P2">https://svn.inf.ufsc.br/katcipis/python/CompiladorLua/parser/tests/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, sans-serif"/>
    <style:font-face style:name="Courier New" svg:font-family="'Courier New', monospace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tricia </meta:initial-creator>
    <meta:creation-date>2010-09-07T15:18:03</meta:creation-date>
    <dc:date>2010-09-07T21:20:42</dc:date>
    <dc:creator>Tiago Katcipis</dc:creator>
    <meta:editing-duration>PT00H52M56S</meta:editing-duration>
    <meta:editing-cycles>10</meta:editing-cycles>
    <meta:generator>OpenOffice.org/3.2$Linux OpenOffice.org_project/320m12$Build-9483</meta:generator>
    <meta:document-statistic meta:table-count="2" meta:image-count="0" meta:object-count="0" meta:page-count="3" meta:paragraph-count="123" meta:word-count="651" meta:character-count="4125"/>
  </office:meta>
</office:document-meta>
</file>